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595959"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595959"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eeee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graphic-properties style:protect="size"/>
    </style:style>
    <style:style style:name="pr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666666"/>
      <style:paragraph-properties fo:text-align="start" style:font-independent-line-spacing="true"/>
      <style:text-properties fo:font-size="14pt"/>
    </style:style>
    <style:style style:name="P2" style:family="paragraph">
      <loext:graphic-properties draw:fill="solid" draw:fill-color="#434343"/>
      <style:paragraph-properties fo:text-align="start" style:font-independent-line-spacing="true"/>
      <style:text-properties fo:font-size="14pt"/>
    </style:style>
    <style:style style:name="P3" style:family="paragraph">
      <loext:graphic-properties draw:fill="solid" draw:fill-color="#999999"/>
      <style:paragraph-properties fo:text-align="start" style:font-independent-line-spacing="true"/>
      <style:text-properties fo:font-size="14pt"/>
    </style:style>
    <style:style style:name="P4" style:family="paragraph">
      <loext:graphic-properties draw:fill="solid" draw:fill-color="#ff0000"/>
      <style:paragraph-properties fo:text-align="start" style:font-independent-line-spacing="true"/>
      <style:text-properties fo:font-size="14pt"/>
    </style:style>
    <style:style style:name="P5" style:family="paragraph">
      <loext:graphic-properties draw:fill="solid" draw:fill-color="#000000"/>
      <style:paragraph-properties fo:text-align="start" style:font-independent-line-spacing="true"/>
      <style:text-properties fo:font-size="14pt"/>
    </style:style>
    <style:style style:name="P6" style:family="paragraph">
      <loext:graphic-properties draw:fill="solid" draw:fill-color="#00ff00"/>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loext:graphic-properties draw:fill="solid" draw:fill-color="#ff9900"/>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23.999cm" svg:height="13.999cm" svg:x="0.7cm" svg:y="0.144cm">
          <text:p text:style-name="P9"><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3.66cm" svg:height="6.646cm" svg:x="17.358cm" svg:y="3.113cm">
          <text:p text:style-name="P9"><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3" draw:layer="layout" svg:width="16.954cm" svg:height="2.622cm" svg:x="4.063cm" svg:y="9.98cm">
          <text:p text:style-name="P9"><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3" draw:text-style-name="P3" draw:layer="layout" svg:width="12.928cm" svg:height="6.646cm" svg:x="4.083cm" svg:y="3.113cm">
          <text:p text:style-name="P9"><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4" draw:text-style-name="P4" draw:layer="layout" svg:width="2.099cm" svg:height="2.099cm" svg:x="11.65cm" svg:y="0.382cm">
          <text:p text:style-name="P9"><text:span text:style-name="T1"/></text:p>
          <draw:enhanced-geometry draw:mirror-horizontal="false" draw:mirror-vertical="false" draw:text-areas="?f10 ?f13 ?f11 ?f14" svg:viewBox="0 0 0 0" draw:type="ooxml-donut" draw:modifiers="38391"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59;p13" draw:style-name="gr4" draw:text-style-name="P4" draw:layer="layout" svg:width="1.999cm" svg:height="1.999cm" svg:x="18.157cm" svg:y="7.143cm">
          <text:p text:style-name="P9"><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p13" draw:style-name="gr5" draw:text-style-name="P5" draw:layer="layout" svg:width="1.999cm" svg:height="1.999cm" svg:x="18.157cm" svg:y="3.897cm">
          <text:p text:style-name="P9"><text:span text:style-name="T1"/></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61;p13" draw:style-name="gr5" draw:text-style-name="P5" draw:layer="layout" svg:width="1.999cm" svg:height="1.999cm" svg:x="13.853cm" svg:y="6.854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2;p13" draw:style-name="gr4" draw:text-style-name="P4" draw:layer="layout" svg:width="1.999cm" svg:height="1.999cm" svg:x="9.548cm" svg:y="6.854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3;p13" draw:style-name="gr6" draw:text-style-name="P6" draw:layer="layout" svg:width="1.999cm" svg:height="1.999cm" svg:x="13.853cm" svg:y="3.607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4;p13" draw:style-name="gr4" draw:text-style-name="P4" draw:layer="layout" svg:width="1.999cm" svg:height="1.999cm" svg:x="9.548cm" svg:y="3.607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5;p13" draw:style-name="gr5" draw:text-style-name="P5" draw:layer="layout" svg:width="1.999cm" svg:height="1.999cm" svg:x="5.243cm" svg:y="6.854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6;p13" draw:style-name="gr6" draw:text-style-name="P6" draw:layer="layout" svg:width="1.999cm" svg:height="1.999cm" svg:x="5.243cm" svg:y="3.607cm">
          <text:p text:style-name="P9"><text:span text:style-name="T1"/></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Google Shape;67;p13" draw:style-name="gr6" draw:text-style-name="P6" draw:layer="layout" svg:width="1.999cm" svg:height="1.999cm" svg:x="18.157cm" svg:y="10.39cm">
          <text:p text:style-name="P9"><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p13" draw:style-name="gr7" draw:text-style-name="P7" draw:layer="layout" svg:width="1.999cm" svg:height="1.999cm" svg:x="5.243cm" svg:y="10.291cm">
          <text:p text:style-name="P9"><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p13" draw:style-name="gr8" draw:text-style-name="P8" draw:layer="layout" svg:width="1.999cm" svg:height="1.999cm" svg:x="9.548cm" svg:y="10.291cm">
          <text:p text:style-name="P9"><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p13" draw:style-name="gr7" draw:text-style-name="P7" draw:layer="layout" svg:width="1.999cm" svg:height="1.999cm" svg:x="13.852cm" svg:y="10.39cm">
          <text:p text:style-name="P9"><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p13" draw:style-name="gr9" draw:text-style-name="P10" draw:layer="layout" svg:width="4.699cm" svg:height="0.999cm" svg:x="6.848cm" svg:y="0.932cm">
          <text:p text:style-name="P9"><text:span text:style-name="T1">BP arrêt d’ur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gr9" draw:text-style-name="P10" draw:layer="layout" svg:width="2.499cm" svg:height="1.499cm" svg:x="17.907cm" svg:y="1.613cm">
          <text:p text:style-name="P11"><text:span text:style-name="T1">Inutilisés en E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3" draw:style-name="gr9" draw:text-style-name="P10" draw:layer="layout" svg:width="2.699cm" svg:height="1.599cm" svg:x="1.383cm" svg:y="3.113cm">
          <text:p text:style-name="P11"><text:span text:style-name="T1">Boutons poussoi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3" draw:style-name="gr9" draw:text-style-name="P10" draw:layer="layout" svg:width="2.299cm" svg:height="0.999cm" svg:x="1.763cm" svg:y="9.979cm">
          <text:p text:style-name="P9"><text:span text:style-name="T1">Voy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3" draw:style-name="gr9" draw:text-style-name="P10" draw:layer="layout" svg:width="2.299cm" svg:height="1.499cm" svg:x="5.093cm" svg:y="12.603cm">
          <text:p text:style-name="P11"><text:span text:style-name="T2">Présence t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9" draw:text-style-name="P10" draw:layer="layout" svg:width="1.999cm" svg:height="0.999cm" svg:x="9.548cm" svg:y="12.823cm">
          <text:p text:style-name="P11"><text:span text:style-name="T2">Chauf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3" draw:style-name="gr9" draw:text-style-name="P10" draw:layer="layout" svg:width="1.899cm" svg:height="1.499cm" svg:x="13.902cm" svg:y="12.61cm">
          <text:p text:style-name="P11"><text:span text:style-name="T2">Fin de trem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9" draw:text-style-name="P10" draw:layer="layout" svg:width="2.499cm" svg:height="1.499cm" svg:x="17.938cm" svg:y="12.603cm">
          <text:p text:style-name="P11"><text:span text:style-name="T2">Moteur en fo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9" draw:text-style-name="P10" draw:layer="layout" svg:width="1.599cm" svg:height="0.999cm" svg:x="5.443cm" svg:y="5.731cm">
          <text:p text:style-name="P11"><text:span text:style-name="T2">Av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3" draw:style-name="gr9" draw:text-style-name="P10" draw:layer="layout" svg:width="1.799cm" svg:height="0.999cm" svg:x="13.952cm" svg:y="5.731cm">
          <text:p text:style-name="P11"><text:span text:style-name="T2">Arriè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3" draw:style-name="gr9" draw:text-style-name="P10" draw:layer="layout" svg:width="1.399cm" svg:height="0.999cm" svg:x="9.848cm" svg:y="5.731cm">
          <text:p text:style-name="P11"><text:span text:style-name="T2">S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3" draw:style-name="gr9" draw:text-style-name="P10" draw:layer="layout" svg:width="1.999cm" svg:height="0.999cm" svg:x="5.243cm" svg:y="9.073cm">
          <text:p text:style-name="P11"><text:span text:style-name="T2">Chauf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3" draw:style-name="gr9" draw:text-style-name="P10" draw:layer="layout" svg:width="1.999cm" svg:height="0.999cm" svg:x="9.548cm" svg:y="9.073cm">
          <text:p text:style-name="P11"><text:span text:style-name="T2">Inutil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3" draw:style-name="gr9" draw:text-style-name="P10" draw:layer="layout" svg:width="1.699cm" svg:height="0.999cm" svg:x="14.003cm" svg:y="9.122cm">
          <text:p text:style-name="P11"><text:span text:style-name="T2">Sh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gr10" draw:text-style-name="P12" draw:layer="layout" svg:width="1.599cm" svg:height="1.101cm" svg:x="5.443cm" svg:y="4.052cm">
          <text:p text:style-name="P11"><text:span text:style-name="T1">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3" draw:style-name="gr10" draw:text-style-name="P12" draw:layer="layout" svg:width="1.599cm" svg:height="1.101cm" svg:x="11.9cm" svg:y="0.876cm">
          <text:p text:style-name="P11"><text:span text:style-name="T3">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3" draw:style-name="gr10" draw:text-style-name="P12" draw:layer="layout" svg:width="1.599cm" svg:height="1.101cm" svg:x="9.748cm" svg:y="4.052cm">
          <text:p text:style-name="P11"><text:span text:style-name="T1">S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3" draw:style-name="gr10" draw:text-style-name="P12" draw:layer="layout" svg:width="1.599cm" svg:height="1.101cm" svg:x="14.052cm" svg:y="4.052cm">
          <text:p text:style-name="P11"><text:span text:style-name="T1">S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gr10" draw:text-style-name="P12" draw:layer="layout" svg:width="1.599cm" svg:height="1.101cm" svg:x="5.443cm" svg:y="7.238cm">
          <text:p text:style-name="P11"><text:span text:style-name="T3">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3" draw:style-name="gr10" draw:text-style-name="P12" draw:layer="layout" svg:width="1.599cm" svg:height="1.101cm" svg:x="14.052cm" svg:y="7.298cm">
          <text:p text:style-name="P11"><text:span text:style-name="T3">S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10" draw:text-style-name="P12" draw:layer="layout" svg:width="1.599cm" svg:height="1.101cm" svg:x="5.443cm" svg:y="10.735cm">
          <text:p text:style-name="P11"><text:span text:style-name="T1">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3" draw:style-name="gr10" draw:text-style-name="P12" draw:layer="layout" svg:width="1.599cm" svg:height="1.101cm" svg:x="9.748cm" svg:y="10.735cm">
          <text:p text:style-name="P11"><text:span text:style-name="T1">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3" draw:style-name="gr10" draw:text-style-name="P12" draw:layer="layout" svg:width="1.599cm" svg:height="1.101cm" svg:x="14.053cm" svg:y="10.81cm">
          <text:p text:style-name="P11"><text:span text:style-name="T1">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3" draw:style-name="gr10" draw:text-style-name="P12" draw:layer="layout" svg:width="1.599cm" svg:height="1.101cm" svg:x="18.388cm" svg:y="10.81cm">
          <text:p text:style-name="P11"><text:span text:style-name="T1">H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11" draw:layer="layout" svg:width="16.933cm" svg:height="9.524cm" svg:x="1.059cm" svg:y="1.905cm" draw:page-number="1" presentation:class="page"/>
          <draw:frame draw:name="Google Shape;52;p:notes" presentation:style-name="pr1" draw:text-style-name="P13" draw:layer="layout" svg:width="15.239cm" svg:height="11.429cm" svg:x="1.905cm" svg:y="12.065cm" presentation:class="notes" presentation:placeholder="true" presentation:user-transformed="true">
            <draw:text-box/>
          </draw:frame>
        </presentation:notes>
      </draw:page>
      <draw:page draw:name="Bouton “Shunt”" draw:style-name="dp1" draw:master-page-name="TITLE_5f_AND_5f_BODY" presentation:presentation-page-layout-name="AL2T1">
        <draw:frame draw:name="Google Shape;99;p14" presentation:style-name="pr2" draw:text-style-name="P14" draw:layer="layout" svg:width="23.667cm" svg:height="1.59cm" svg:x="0.866cm" svg:y="1.236cm" presentation:class="title" presentation:user-transformed="true">
          <draw:text-box>
            <text:p text:style-name="P9"><text:span text:style-name="T4">Bouton “Shunt”</text:span></text:p>
          </draw:text-box>
        </draw:frame>
        <draw:frame draw:name="Google Shape;100;p14" presentation:style-name="pr3" draw:text-style-name="P17" draw:layer="layout" svg:width="23.667cm" svg:height="9.489cm" svg:x="0.866cm" svg:y="3.201cm" presentation:class="outline" presentation:user-transformed="true">
          <draw:text-box>
            <text:p text:style-name="P15"><text:span text:style-name="T5">Le bouton “Shunt” est un bouton qui permet de ne pas réaliser la trempe de la pièce d’aluminium. Entre P1 et P2, elle permet le redémarrage du convoyeur en cas d'arrêt du tapis par l’opérateur. La pièce ne s'arrêtera donc pas dans le four (position P2) mais s'arrêtera en fin de tapis (en position P3).</text:span></text:p>
            <text:p text:style-name="P16"><text:span text:style-name="T6"/></text:p>
          </draw:text-box>
        </draw:frame>
        <presentation:notes draw:style-name="dp2">
          <draw:page-thumbnail draw:name="Google Shape;96;g11ba58c8114_0_0:notes" draw:style-name="gr11" draw:layer="layout" svg:width="16.932cm" svg:height="9.524cm" svg:x="1.059cm" svg:y="1.905cm" draw:page-number="2" presentation:class="page"/>
          <draw:frame draw:name="Google Shape;97;g11ba58c8114_0_0:notes" presentation:style-name="pr4"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5"/>
    <meta:generator>LibreOfficeDev/6.0.5.2$Linux_X86_64 LibreOffice_project/</meta:generator>
  </office:meta>
</office:document-meta>
</file>